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User" style:family="table">
      <style:table-properties style:width="6.6931in" table:align="margins"/>
    </style:style>
    <style:style style:name="User.A" style:family="table-column">
      <style:table-column-properties style:column-width="2.2313in" style:rel-column-width="21845*"/>
    </style:style>
    <style:style style:name="User.1" style:family="table-row">
      <style:table-row-properties style:min-row-height="0.2993in"/>
    </style:style>
    <style:style style:name="User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User.C1" style:family="table-cell">
      <style:table-cell-properties style:vertical-align="middle" fo:padding="0.0382in" fo:border="0.05pt solid #000000"/>
    </style:style>
    <style:style style:name="User.A2" style:family="table-cell">
      <style:table-cell-properties fo:padding="0.0382in" fo:border-left="0.05pt solid #000000" fo:border-right="none" fo:border-top="none" fo:border-bottom="0.05pt solid #000000"/>
    </style:style>
    <style:style style:name="User.B2" style:family="table-cell">
      <style:table-cell-properties fo:padding="0.0382in" fo:border-left="0.05pt solid #000000" fo:border-right="none" fo:border-top="none" fo:border-bottom="0.05pt solid #000000"/>
    </style:style>
    <style:style style:name="User.C2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3" style:family="table-cell">
      <style:table-cell-properties fo:padding="0.0382in" fo:border-left="0.05pt solid #000000" fo:border-right="none" fo:border-top="none" fo:border-bottom="0.05pt solid #000000"/>
    </style:style>
    <style:style style:name="User.B3" style:family="table-cell">
      <style:table-cell-properties fo:padding="0.0382in" fo:border-left="0.05pt solid #000000" fo:border-right="none" fo:border-top="none" fo:border-bottom="0.05pt solid #000000"/>
    </style:style>
    <style:style style:name="User.C3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4" style:family="table-cell">
      <style:table-cell-properties fo:padding="0.0382in" fo:border-left="0.05pt solid #000000" fo:border-right="none" fo:border-top="none" fo:border-bottom="0.05pt solid #000000"/>
    </style:style>
    <style:style style:name="User.B4" style:family="table-cell">
      <style:table-cell-properties fo:padding="0.0382in" fo:border-left="0.05pt solid #000000" fo:border-right="none" fo:border-top="none" fo:border-bottom="0.05pt solid #000000"/>
    </style:style>
    <style:style style:name="User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a9a4" officeooo:paragraph-rsid="0014a9a4"/>
    </style:style>
    <style:style style:name="P2" style:family="paragraph" style:parent-style-name="Standard">
      <style:text-properties officeooo:rsid="00157fa6" officeooo:paragraph-rsid="00157fa6"/>
    </style:style>
    <style:style style:name="P3" style:family="paragraph" style:parent-style-name="Text_20_body">
      <style:text-properties officeooo:rsid="001401f6" officeooo:paragraph-rsid="001401f6"/>
    </style:style>
    <style:style style:name="P4" style:family="paragraph" style:parent-style-name="Text_20_body">
      <style:text-properties officeooo:rsid="00177e23" officeooo:paragraph-rsid="00177e23"/>
    </style:style>
    <style:style style:name="P5" style:family="paragraph" style:parent-style-name="Table_20_Contents">
      <style:text-properties officeooo:rsid="001401f6" officeooo:paragraph-rsid="001401f6"/>
    </style:style>
    <style:style style:name="P6" style:family="paragraph" style:parent-style-name="Table_20_Contents">
      <style:text-properties officeooo:rsid="0014a9a4" officeooo:paragraph-rsid="0014a9a4"/>
    </style:style>
    <style:style style:name="P7" style:family="paragraph" style:parent-style-name="Standard">
      <style:text-properties officeooo:rsid="00157fa6" officeooo:paragraph-rsid="00157fa6"/>
    </style:style>
    <style:style style:name="P8" style:family="paragraph" style:parent-style-name="Standard">
      <style:text-properties officeooo:rsid="002e8aad"/>
    </style:style>
    <style:style style:name="P9" style:family="paragraph" style:parent-style-name="Standard">
      <style:text-properties officeooo:rsid="002e8aad" officeooo:paragraph-rsid="002e8aad"/>
    </style:style>
    <style:style style:name="P10" style:family="paragraph" style:parent-style-name="Standard">
      <style:text-properties officeooo:rsid="0014a9a4" officeooo:paragraph-rsid="0014a9a4"/>
    </style:style>
    <style:style style:name="P11" style:family="paragraph" style:parent-style-name="Standard">
      <style:text-properties officeooo:rsid="00302ee3" officeooo:paragraph-rsid="00302ee3"/>
    </style:style>
    <style:style style:name="P12" style:family="paragraph" style:parent-style-name="Standard">
      <style:text-properties officeooo:rsid="00345604" officeooo:paragraph-rsid="00345604"/>
    </style:style>
    <style:style style:name="P13" style:family="paragraph" style:parent-style-name="Standard">
      <style:text-properties officeooo:rsid="0035e356" officeooo:paragraph-rsid="0035e356"/>
    </style:style>
    <style:style style:name="P14" style:family="paragraph" style:parent-style-name="Table_20_Contents">
      <style:text-properties officeooo:rsid="00193ef2" officeooo:paragraph-rsid="00193ef2"/>
    </style:style>
    <style:style style:name="P15" style:family="paragraph" style:parent-style-name="Table_20_Contents">
      <style:text-properties officeooo:rsid="0014a9a4" officeooo:paragraph-rsid="001b6495"/>
    </style:style>
    <style:style style:name="P16" style:family="paragraph" style:parent-style-name="Table_20_Contents">
      <style:text-properties officeooo:rsid="0014a9a4" officeooo:paragraph-rsid="001eae36"/>
    </style:style>
    <style:style style:name="P17" style:family="paragraph" style:parent-style-name="Table_20_Contents">
      <style:text-properties officeooo:rsid="001a1842" officeooo:paragraph-rsid="001c8359"/>
    </style:style>
    <style:style style:name="P18" style:family="paragraph" style:parent-style-name="Table_20_Contents">
      <style:text-properties officeooo:rsid="001b6495" officeooo:paragraph-rsid="001b6495"/>
    </style:style>
    <style:style style:name="P19" style:family="paragraph" style:parent-style-name="Table_20_Contents">
      <style:text-properties officeooo:rsid="001b6495" officeooo:paragraph-rsid="001eae36"/>
    </style:style>
    <style:style style:name="P20" style:family="paragraph" style:parent-style-name="Table_20_Contents">
      <style:text-properties officeooo:rsid="001c8359" officeooo:paragraph-rsid="001c8359"/>
    </style:style>
    <style:style style:name="P21" style:family="paragraph" style:parent-style-name="Table_20_Contents">
      <style:text-properties officeooo:rsid="001c8359" officeooo:paragraph-rsid="001eae36"/>
    </style:style>
    <style:style style:name="P22" style:family="paragraph" style:parent-style-name="Table_20_Contents">
      <style:text-properties officeooo:rsid="001e4537" officeooo:paragraph-rsid="001e4537"/>
    </style:style>
    <style:style style:name="P23" style:family="paragraph" style:parent-style-name="Table_20_Contents">
      <style:text-properties officeooo:rsid="001e4537" officeooo:paragraph-rsid="003246f0"/>
    </style:style>
    <style:style style:name="P24" style:family="paragraph" style:parent-style-name="Table_20_Contents">
      <style:text-properties officeooo:rsid="001e83dd" officeooo:paragraph-rsid="001e83dd"/>
    </style:style>
    <style:style style:name="P25" style:family="paragraph" style:parent-style-name="Table_20_Contents">
      <style:text-properties officeooo:rsid="0020f423" officeooo:paragraph-rsid="0020f423"/>
    </style:style>
    <style:style style:name="P26" style:family="paragraph" style:parent-style-name="Table_20_Contents">
      <style:text-properties officeooo:rsid="0022825c" officeooo:paragraph-rsid="0022825c"/>
    </style:style>
    <style:style style:name="P27" style:family="paragraph" style:parent-style-name="Table_20_Contents">
      <style:text-properties officeooo:rsid="0026d3bc" officeooo:paragraph-rsid="0032a590"/>
    </style:style>
    <style:style style:name="P28" style:family="paragraph" style:parent-style-name="Table_20_Contents">
      <style:text-properties officeooo:rsid="00283f6c" officeooo:paragraph-rsid="00283f6c"/>
    </style:style>
    <style:style style:name="P29" style:family="paragraph" style:parent-style-name="Table_20_Contents">
      <style:text-properties officeooo:rsid="002a36b0" officeooo:paragraph-rsid="002a36b0"/>
    </style:style>
    <style:style style:name="P30" style:family="paragraph" style:parent-style-name="Table_20_Contents">
      <style:text-properties officeooo:rsid="002aab8d" officeooo:paragraph-rsid="002aab8d"/>
    </style:style>
    <style:style style:name="P31" style:family="paragraph" style:parent-style-name="Table_20_Contents">
      <style:text-properties officeooo:rsid="002d9c04" officeooo:paragraph-rsid="002d9c04"/>
    </style:style>
    <style:style style:name="P32" style:family="paragraph" style:parent-style-name="Table_20_Contents">
      <style:text-properties officeooo:rsid="003979b1" officeooo:paragraph-rsid="003979b1"/>
    </style:style>
    <style:style style:name="P33" style:family="paragraph" style:parent-style-name="Table_20_Contents">
      <style:text-properties officeooo:rsid="003d70ff" officeooo:paragraph-rsid="003d70ff"/>
    </style:style>
    <style:style style:name="P34" style:family="paragraph" style:parent-style-name="Table_20_Contents">
      <style:text-properties officeooo:rsid="003e698f" officeooo:paragraph-rsid="003e698f"/>
    </style:style>
    <style:style style:name="P35" style:family="paragraph" style:parent-style-name="Table_20_Contents">
      <style:text-properties officeooo:rsid="00434454" officeooo:paragraph-rsid="00434454"/>
    </style:style>
    <style:style style:name="T1" style:family="text">
      <style:text-properties officeooo:rsid="001a1842"/>
    </style:style>
    <style:style style:name="T2" style:family="text">
      <style:text-properties officeooo:rsid="001b6495"/>
    </style:style>
    <style:style style:name="T3" style:family="text">
      <style:text-properties officeooo:rsid="001f80fb"/>
    </style:style>
    <style:style style:name="T4" style:family="text">
      <style:text-properties officeooo:rsid="002341a6"/>
    </style:style>
    <style:style style:name="T5" style:family="text">
      <style:text-properties officeooo:rsid="002bb989"/>
    </style:style>
    <style:style style:name="T6" style:family="text">
      <style:text-properties officeooo:rsid="002f4eca"/>
    </style:style>
    <style:style style:name="T7" style:family="text">
      <style:text-properties officeooo:rsid="00311f20"/>
    </style:style>
    <style:style style:name="T8" style:family="text">
      <style:text-properties officeooo:rsid="003548cb"/>
    </style:style>
    <style:style style:name="T9" style:family="text">
      <style:text-properties officeooo:rsid="0035e356"/>
    </style:style>
    <style:style style:name="T10" style:family="text">
      <style:text-properties officeooo:rsid="0037e91c"/>
    </style:style>
    <style:style style:name="T11" style:family="text">
      <style:text-properties officeooo:rsid="003b9924"/>
    </style:style>
    <style:style style:name="T12" style:family="text">
      <style:text-properties officeooo:rsid="003e698f"/>
    </style:style>
    <style:style style:name="T13" style:family="text">
      <style:text-properties officeooo:rsid="003e9c1b"/>
    </style:style>
    <style:style style:name="T14" style:family="text">
      <style:text-properties officeooo:rsid="003fbe70"/>
    </style:style>
    <style:style style:name="T15" style:family="text">
      <style:text-properties officeooo:rsid="00405f33"/>
    </style:style>
    <style:style style:name="T16" style:family="text">
      <style:text-properties officeooo:rsid="0044d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3" text:outline-level="3">Tietokohteet</text:h>
      <text:p text:style-name="Text_20_body"/>
      <text:p text:style-name="P3">Tietokohde: User<text:span text:style-name="T11">s</text:span><text:tab/></text:p>
      <table:table table:name="User" table:style-name="User">
        <table:table-column table:style-name="User.A" table:number-columns-repeated="3"/>
        <table:table-row table:style-name="User.1">
          <table:table-cell table:style-name="User.A1" office:value-type="string">
            <text:p text:style-name="P5">Attribuutti</text:p>
          </table:table-cell>
          <table:table-cell table:style-name="User.A1" office:value-type="string">
            <text:p text:style-name="P5">Arvojoukko</text:p>
          </table:table-cell>
          <table:table-cell table:style-name="User.C1" office:value-type="string">
            <text:p text:style-name="P5">Kuvailu</text:p>
          </table:table-cell>
        </table:table-row>
        <table:table-row>
          <table:table-cell table:style-name="User.B4" office:value-type="string">
            <text:p text:style-name="P34">id</text:p>
          </table:table-cell>
          <table:table-cell table:style-name="User.B4" office:value-type="string">
            <text:p text:style-name="P32"><text:bookmark-start text:name="__DdeLink__203_515504891"/>Kokonaisluku<text:bookmark-end text:name="__DdeLink__203_515504891"/></text:p>
          </table:table-cell>
          <table:table-cell table:style-name="User.C4" office:value-type="string">
            <text:p text:style-name="P5">Käyttäjän yksilöivä<text:span text:style-name="T1">, automaattisesti luotu</text:span> tunniste. Vain omalla UserID:llä merkittyihin tietoihin päästään käsiksi</text:p>
          </table:table-cell>
        </table:table-row>
        <table:table-row>
          <table:table-cell table:style-name="User.B4" office:value-type="string">
            <text:p text:style-name="P5"><text:span text:style-name="T12">n</text:span>ickname</text:p>
          </table:table-cell>
          <table:table-cell table:style-name="User.B4" office:value-type="string">
            <text:p text:style-name="P5">Merkkijono, max. 1<text:span text:style-name="T10">6</text:span> merkkiä</text:p>
          </table:table-cell>
          <table:table-cell table:style-name="User.C4" office:value-type="string">
            <text:p text:style-name="P5">Käyttäjän nimi järjestelmässä</text:p>
          </table:table-cell>
        </table:table-row>
        <table:table-row>
          <table:table-cell table:style-name="User.B4" office:value-type="string">
            <text:p text:style-name="P5"><text:span text:style-name="T12">p</text:span>assword</text:p>
          </table:table-cell>
          <table:table-cell table:style-name="User.B4" office:value-type="string">
            <text:p text:style-name="P5">Merkkijono, max. 20 merkkiä</text:p>
          </table:table-cell>
          <table:table-cell table:style-name="User.C4" office:value-type="string">
            <text:p text:style-name="P5">Käyttäjän salasana, säilytetään salatussa muodossa.</text:p>
          </table:table-cell>
        </table:table-row>
      </table:table>
      <text:p text:style-name="P8"/>
      <text:p text:style-name="P9">Userilla pitää aina olla <text:span text:style-name="T13">n</text:span>ickname ja <text:span text:style-name="T13">p</text:span>assword. Kaikki yhteen <text:span text:style-name="T13">u</text:span>ser<text:span text:style-name="T13">_id</text:span>:n sidottu data poistetaan, jos <text:span text:style-name="T6"><text:s/>User-merkintä poistetaan.</text:span></text:p>
      <text:p text:style-name="P9"/>
      <text:p text:style-name="P1">Tietokohde: Task<text:span text:style-name="T11">s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Attribuutti</text:p>
          </table:table-cell>
          <table:table-cell table:style-name="Table1.A1" office:value-type="string">
            <text:p text:style-name="P6">Arvojoukko</text:p>
          </table:table-cell>
          <table:table-cell table:style-name="Table1.C1" office:value-type="string">
            <text:p text:style-name="P6">Kuvailu</text:p>
          </table:table-cell>
        </table:table-row>
        <table:table-row>
          <table:table-cell table:style-name="Table1.A2" office:value-type="string">
            <text:p text:style-name="P15"><text:span text:style-name="T12">u</text:span>ser<text:span text:style-name="T12">_id</text:span></text:p>
            <text:p text:style-name="P18"/>
          </table:table-cell>
          <table:table-cell table:style-name="Table1.A2" office:value-type="string">
            <text:p text:style-name="P32">Kokonaisluku</text:p>
          </table:table-cell>
          <table:table-cell table:style-name="Table1.C2" office:value-type="string">
            <text:p text:style-name="P18">Tämän tehtävän omistava</text:p>
            <text:p text:style-name="P18">käyttäjä</text:p>
          </table:table-cell>
        </table:table-row>
        <table:table-row>
          <table:table-cell table:style-name="Table1.A2" office:value-type="string">
            <text:p text:style-name="P35">id</text:p>
          </table:table-cell>
          <table:table-cell table:style-name="Table1.A2" office:value-type="string">
            <text:p text:style-name="P35">Kokonaisluku</text:p>
          </table:table-cell>
          <table:table-cell table:style-name="Table1.C2" office:value-type="string">
            <text:p text:style-name="P35">Tehtävän yksilöivä tunniste</text:p>
          </table:table-cell>
        </table:table-row>
        <table:table-row>
          <table:table-cell table:style-name="Table1.A2" office:value-type="string">
            <text:p text:style-name="P34"><text:span text:style-name="T13">category_</text:span>id</text:p>
          </table:table-cell>
          <table:table-cell table:style-name="Table1.A2" office:value-type="string">
            <text:p text:style-name="P32">Kokonaisluku</text:p>
          </table:table-cell>
          <table:table-cell table:style-name="Table1.C2" office:value-type="string">
            <text:p text:style-name="P21">Mihin kategoriaan tehtävä kuuluu, jos mihinkään</text:p>
          </table:table-cell>
        </table:table-row>
        <table:table-row>
          <table:table-cell table:style-name="Table1.A2" office:value-type="string">
            <text:p text:style-name="P34">priority_id</text:p>
          </table:table-cell>
          <table:table-cell table:style-name="Table1.A2" office:value-type="string">
            <text:p text:style-name="P32">Kokonaisluku</text:p>
          </table:table-cell>
          <table:table-cell table:style-name="Table1.C2" office:value-type="string">
            <text:p text:style-name="P20">Mikä prioriteetti tehtävällä on</text:p>
          </table:table-cell>
        </table:table-row>
        <table:table-row>
          <table:table-cell table:style-name="Table1.A6" office:value-type="string">
            <text:p text:style-name="P19"><text:span text:style-name="T12">n</text:span>ame</text:p>
          </table:table-cell>
          <table:table-cell table:style-name="Table1.A2" office:value-type="string">
            <text:p text:style-name="P19">Merkkijono, max <text:span text:style-name="T4">40</text:span> merkkiä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<text:span text:style-name="T12">description</text:span></text:p>
          </table:table-cell>
          <table:table-cell table:style-name="Table1.A2" office:value-type="string">
            <text:p text:style-name="P16"><text:span text:style-name="T2">Merkkijono, max 500 merkkiä</text:span></text:p>
          </table:table-cell>
          <table:table-cell table:style-name="Table1.C2" office:value-type="string">
            <text:p text:style-name="P19">Tarkempi kuvaus tehtävästä</text:p>
          </table:table-cell>
        </table:table-row>
        <table:table-row>
          <table:table-cell table:style-name="Table1.A2" office:value-type="string">
            <text:p text:style-name="P17"><text:span text:style-name="T12">d</text:span>eadline</text:p>
          </table:table-cell>
          <table:table-cell table:style-name="Table1.A2" office:value-type="string">
            <text:p text:style-name="P17">Päivämäärä</text:p>
          </table:table-cell>
          <table:table-cell table:style-name="Table1.C2" office:value-type="string">
            <text:p text:style-name="P17">Tehtävälle annettu viimeinen takaraja</text:p>
          </table:table-cell>
        </table:table-row>
      </table:table>
      <text:p text:style-name="P1"/>
      <text:p text:style-name="P11">Task on riippuvainen <text:span text:style-name="T13">u</text:span>ser<text:span text:style-name="T13">_id</text:span>:stä<text:span text:style-name="T16">, id luodaan automaattisesti. Category_id ja priority_id voivat olla NULL, jos Taskille ei olla asetettu näitä. Name on pakollinen ja description ja deadline voivat olla NULL jos niitä ei tarvi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Tietokohde: Categor<text:span text:style-name="T11">ies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Attribuutti</text:p>
          </table:table-cell>
          <table:table-cell table:style-name="Table2.A1" office:value-type="string">
            <text:p text:style-name="P14">Arvojoukko</text:p>
          </table:table-cell>
          <table:table-cell table:style-name="Table2.C1" office:value-type="string">
            <text:p text:style-name="P14">Kuvailu</text:p>
          </table:table-cell>
        </table:table-row>
        <table:table-row>
          <table:table-cell table:style-name="Table2.A2" office:value-type="string">
            <text:p text:style-name="P34">user_id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22">Tämän kategorian <text:span text:style-name="T3">omistava</text:span> käyttäjä</text:p>
          </table:table-cell>
        </table:table-row>
        <table:table-row>
          <table:table-cell table:style-name="Table2.A2" office:value-type="string">
            <text:p text:style-name="P34">id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23">Kategorian yksilöivä tunniste</text:p>
          </table:table-cell>
        </table:table-row>
        <table:table-row>
          <table:table-cell table:style-name="Table2.A2" office:value-type="string">
            <text:p text:style-name="P23"><text:span text:style-name="T12">p</text:span>arent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23">Jos kategorialla on yläkategoria, viittaa tämä sen CategoryID:en</text:p>
          </table:table-cell>
        </table:table-row>
        <table:table-row>
          <table:table-cell table:style-name="Table2.A2" office:value-type="string">
            <text:p text:style-name="P22"><text:span text:style-name="T12">p</text:span>riority<text:span text:style-name="T12">_id</text:span>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25">Kategorialle annettu prioriteetti</text:p>
          </table:table-cell>
        </table:table-row>
        <table:table-row>
          <table:table-cell table:style-name="Table2.A2" office:value-type="string">
            <text:p text:style-name="P26"><text:span text:style-name="T12">n</text:span>ame</text:p>
          </table:table-cell>
          <table:table-cell table:style-name="Table2.A2" office:value-type="string">
            <text:p text:style-name="P26">Merkkijono, max. <text:span text:style-name="T4">4</text:span>0 merkkiä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<text:span text:style-name="T12">d</text:span>escription</text:p>
          </table:table-cell>
          <table:table-cell table:style-name="Table2.A2" office:value-type="string">
            <text:p text:style-name="P24">Merkkijono, max 500 merkkiä</text:p>
          </table:table-cell>
          <table:table-cell table:style-name="Table2.C2" office:value-type="string">
            <text:p text:style-name="P24">Tarkempi kuvaus tehtävästä</text:p>
          </table:table-cell>
        </table:table-row>
      </table:table>
      <text:p text:style-name="P2"/>
      <text:p text:style-name="P12">Category on riippuvainen <text:span text:style-name="T14">u</text:span>ser<text:span text:style-name="T14">_id</text:span>:stä, <text:span text:style-name="T14">id</text:span> luodaan automaattisesti. Parent voi olla NULL, jos Categoryllä ei ole yläkategoriaa<text:span text:style-name="T8">. Name on pakollinen, priority_id ja description muiden taulujen tapaan vapaaehtoisia.</text:span></text:p>
      <text:p text:style-name="P2"/>
      <text:p text:style-name="P2">Tietokohde: Priorit<text:span text:style-name="T11">ies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Attribuutti</text:p>
          </table:table-cell>
          <table:table-cell table:style-name="Table3.A1" office:value-type="string">
            <text:p text:style-name="P14">Arvojoukko</text:p>
          </table:table-cell>
          <table:table-cell table:style-name="Table3.C1" office:value-type="string">
            <text:p text:style-name="P14">Kuvailu</text:p>
          </table:table-cell>
        </table:table-row>
        <table:table-row>
          <table:table-cell table:style-name="Table3.A2" office:value-type="string">
            <text:p text:style-name="P34">user_id</text:p>
          </table:table-cell>
          <table:table-cell table:style-name="Table3.A2" office:value-type="string">
            <text:p text:style-name="P32">Kokonaisluku</text:p>
          </table:table-cell>
          <table:table-cell table:style-name="Table3.C2" office:value-type="string">
            <text:p text:style-name="P27">Prioriteetin omistava käyttäjä</text:p>
          </table:table-cell>
        </table:table-row>
        <table:table-row>
          <table:table-cell table:style-name="Table3.A2" office:value-type="string">
            <text:p text:style-name="P34">id</text:p>
          </table:table-cell>
          <table:table-cell table:style-name="Table3.A2" office:value-type="string">
            <text:p text:style-name="P32">Kokonaisluku</text:p>
          </table:table-cell>
          <table:table-cell table:style-name="Table3.C2" office:value-type="string">
            <text:p text:style-name="P27">Prioriteetin yksilöivä tunniste</text:p>
          </table:table-cell>
        </table:table-row>
        <table:table-row>
          <table:table-cell table:style-name="Table3.A2" office:value-type="string">
            <text:p text:style-name="P28"><text:span text:style-name="T12">n</text:span>ame</text:p>
          </table:table-cell>
          <table:table-cell table:style-name="Table3.A2" office:value-type="string">
            <text:p text:style-name="P28">Merkkijono, max. 40 merkkiä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9"><text:span text:style-name="T12">p</text:span>ri<text:span text:style-name="T9">o_v</text:span>alue</text:p>
          </table:table-cell>
          <table:table-cell table:style-name="Table3.A2" office:value-type="string">
            <text:p text:style-name="P33">Kokonaisluku</text:p>
          </table:table-cell>
          <table:table-cell table:style-name="Table3.C2" office:value-type="string">
            <text:p text:style-name="P30">Prioriteetin tärkeys numeroarvona. Mitä korkeampi<text:span text:style-name="T5"> arvo</text:span>, sitä tärkeämpi<text:span text:style-name="T5"> prioriteetti</text:span>.</text:p>
          </table:table-cell>
        </table:table-row>
        <table:table-row>
          <table:table-cell table:style-name="Table3.A2" office:value-type="string">
            <text:p text:style-name="P31"><text:span text:style-name="T12">d</text:span>escription</text:p>
          </table:table-cell>
          <table:table-cell table:style-name="Table3.A2" office:value-type="string">
            <text:p text:style-name="P31">Merkkijono, max. 500 merkkiä</text:p>
          </table:table-cell>
          <table:table-cell table:style-name="Table3.C2" office:value-type="string">
            <text:p text:style-name="P31">Tarkempi kuvaus prioriteetista</text:p>
          </table:table-cell>
        </table:table-row>
      </table:table>
      <text:p text:style-name="P2"/>
      <text:p text:style-name="P13"><text:span text:style-name="T15">P</text:span>riority on riippuvainen <text:span text:style-name="T15">u</text:span>ser<text:span text:style-name="T15">_id</text:span>:stä, <text:span text:style-name="T15">id</text:span> luodaan automaattisesti. Name ja <text:span text:style-name="T15">p</text:span>riovalue ovat pakollisia, <text:span text:style-name="T15">d</text:span>escription vapaaehtoi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4-08-10T02:02:58.189104020</meta:creation-date>
    <dc:date>2014-08-10T18:33:52.543369885</dc:date>
    <dc:creator>Aleksi Paavola</dc:creator>
    <meta:editing-duration>PT5H7M52S</meta:editing-duration>
    <meta:editing-cycles>45</meta:editing-cycles>
    <meta:generator>LibreOffice/4.1.3.2$Linux_X86_64 LibreOffice_project/410m0$Build-2</meta:generator>
    <meta:document-statistic meta:table-count="4" meta:image-count="0" meta:object-count="0" meta:page-count="2" meta:paragraph-count="82" meta:word-count="273" meta:character-count="2166" meta:non-whitespace-character-count="2166"/>
  </office:meta>
</office:document-meta>
</file>